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d24" officeooo:paragraph-rsid="0015fd24"/>
    </style:style>
    <style:style style:name="P2" style:family="paragraph" style:parent-style-name="Standard">
      <style:text-properties officeooo:rsid="00168196" officeooo:paragraph-rsid="0015fd24"/>
    </style:style>
    <style:style style:name="P3" style:family="paragraph" style:parent-style-name="Standard" style:list-style-name="L1">
      <style:text-properties officeooo:rsid="0015fd24" officeooo:paragraph-rsid="0015fd24"/>
    </style:style>
    <style:style style:name="P4" style:family="paragraph" style:parent-style-name="Standard" style:list-style-name="L1">
      <style:text-properties officeooo:rsid="00168196" officeooo:paragraph-rsid="00168196"/>
    </style:style>
    <style:style style:name="P5" style:family="paragraph" style:parent-style-name="Standard" style:list-style-name="L1">
      <style:text-properties officeooo:rsid="0018096b" officeooo:paragraph-rsid="0018096b"/>
    </style:style>
    <style:style style:name="T1" style:family="text">
      <style:text-properties officeooo:rsid="00168196"/>
    </style:style>
    <style:style style:name="T2" style:family="text">
      <style:text-properties officeooo:rsid="00192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alometer</text:p>
      <text:p text:style-name="P1"/>
      <text:p text:style-name="P1">A device to automatically trigger the shutter on a Nikon D80 camera using the MC-DC1 remote trigger cable.</text:p>
      <text:p text:style-name="P1"/>
      <text:p text:style-name="P1">Required:</text:p>
      <text:list xml:id="list7473399407538900551" text:style-name="L1">
        <text:list-item>
          <text:p text:style-name="P3">The cable must continue to be usable as a handheld device</text:p>
          <text:list>
            <text:list-item>
              <text:p text:style-name="P4">Cable can be modified, but must still be usable independent of the intervalometer</text:p>
            </text:list-item>
            <text:list-item>
              <text:p text:style-name="P4">Modified cable required due to special connector on camera</text:p>
            </text:list-item>
            <text:list-item>
              <text:p text:style-name="P4">Cable can be extended</text:p>
            </text:list-item>
            <text:list-item>
              <text:p text:style-name="P4"/>
            </text:list-item>
          </text:list>
        </text:list-item>
        <text:list-item>
          <text:p text:style-name="P3">The trigger interval must be adjustable from 1 second to 1<text:span text:style-name="T2">0 minutes (600 seconds)</text:span></text:p>
          <text:list>
            <text:list-item>
              <text:p text:style-name="P4">May require multiple inputs to allow scaling (second, minute, hour)</text:p>
            </text:list-item>
          </text:list>
        </text:list-item>
        <text:list-item>
          <text:p text:style-name="P4">Unit must have a display</text:p>
          <text:list>
            <text:list-item>
              <text:p text:style-name="P4">An LCD display will be used</text:p>
            </text:list-item>
            <text:list-item>
              <text:p text:style-name="P4">Display must have backlight for low light use</text:p>
            </text:list-item>
            <text:list-item>
              <text:p text:style-name="P4">Display must have adjustable contrast</text:p>
            </text:list-item>
          </text:list>
        </text:list-item>
        <text:list-item>
          <text:p text:style-name="P3">Unit must display trigger interval</text:p>
          <text:list>
            <text:list-item>
              <text:p text:style-name="P4">Hours, minutes, seconds, total seconds</text:p>
            </text:list-item>
            <text:list-item>
              <text:p text:style-name="P4">Countdown to next trigger in seconds</text:p>
            </text:list-item>
          </text:list>
        </text:list-item>
        <text:list-item>
          <text:p text:style-name="P3">Unit must display number of triggers that have occurred</text:p>
        </text:list-item>
        <text:list-item>
          <text:p text:style-name="P3">Unit must be portable</text:p>
          <text:list>
            <text:list-item>
              <text:p text:style-name="P4">Small case</text:p>
            </text:list-item>
            <text:list-item>
              <text:p text:style-name="P4">Battery powered</text:p>
            </text:list-item>
            <text:list-item>
              <text:p text:style-name="P4">Somewhat weatherproof</text:p>
            </text:list-item>
          </text:list>
        </text:list-item>
        <text:list-item>
          <text:p text:style-name="P3">User must be able to reset the <text:span text:style-name="T1">unit</text:span></text:p>
          <text:list>
            <text:list-item>
              <text:p text:style-name="P4">Clear trigger count</text:p>
            </text:list-item>
            <text:list-item>
              <text:p text:style-name="P4">Reset interval to 0</text:p>
            </text:list-item>
          </text:list>
        </text:list-item>
        <text:list-item>
          <text:p text:style-name="P4">User must be able to initiate triggering</text:p>
        </text:list-item>
        <text:list-item>
          <text:p text:style-name="P5">User must be able to stop triggering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9:22:24.101000000</meta:creation-date>
    <dc:date>2015-05-17T09:57:13.638000000</dc:date>
    <meta:editing-duration>PT23M45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7" meta:word-count="193" meta:character-count="1054" meta:non-whitespace-character-count="911"/>
  </office:meta>
</office:document-meta>
</file>